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3cm" table:align="center" style:writing-mode="lr-tb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4.71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8.68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H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H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H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text-properties style:font-name="Helvetica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paragraph-rsid="00237f7f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01a94c" officeooo:paragraph-rsid="001d7196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1a94c" officeooo:paragraph-rsid="00237f7f" style:font-name-complex="Helvetica"/>
    </style:style>
    <style:style style:name="P20" style:family="paragraph" style:parent-style-name="Standard">
      <style:text-properties style:font-name="Helvetica" officeooo:rsid="0001a94c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016591" officeooo:paragraph-rsid="001d7196" style:font-name-complex="Helvetica"/>
    </style:style>
    <style:style style:name="P26" style:family="paragraph" style:parent-style-name="Standard">
      <style:text-properties style:font-name="Helvetica" officeooo:rsid="001d7196" officeooo:paragraph-rsid="001d7196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1d7196" officeooo:paragraph-rsid="00237f7f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1" style:family="paragraph" style:parent-style-name="Standard">
      <style:text-properties style:font-name="Helvetica" officeooo:rsid="00220454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fo:language="de" fo:country="DE" style:font-name-complex="Helvetica"/>
    </style:style>
    <style:style style:name="P36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40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41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42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43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44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45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46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Helvetica" officeooo:rsid="00220454" officeooo:paragraph-rsid="00220454" style:font-name-complex="Arial"/>
    </style:style>
    <style:style style:name="P48" style:family="paragraph" style:parent-style-name="Standard">
      <style:paragraph-properties fo:text-align="center" style:justify-single-word="false"/>
      <style:text-properties style:font-name="Helvetica" fo:background-color="transparent" style:font-name-complex="Helvetica"/>
    </style:style>
    <style:style style:name="P49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50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51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52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53" style:family="paragraph" style:parent-style-name="Standard">
      <style:text-properties fo:color="#ff0000" style:font-name="Helvetica" style:font-name-complex="Helvetica"/>
    </style:style>
    <style:style style:name="P54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55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56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57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58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59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60" style:family="paragraph" style:parent-style-name="Standard">
      <style:text-properties fo:color="#ff0000" style:font-name="Helvetica" officeooo:rsid="00128e4d" style:font-name-complex="Helvetica"/>
    </style:style>
    <style:style style:name="P61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62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63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64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65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Helvetica" officeooo:rsid="00237f7f" officeooo:paragraph-rsid="00237f7f" fo:background-color="transparent" style:font-name-complex="Helvetica"/>
    </style:style>
    <style:style style:name="P66" style:family="paragraph" style:parent-style-name="Standard">
      <style:paragraph-properties style:snap-to-layout-grid="false"/>
      <style:text-properties style:font-name="Helvetica" officeooo:rsid="00296a30" officeooo:paragraph-rsid="00296a30" style:font-name-complex="Helvetica"/>
    </style:style>
    <style:style style:name="P67" style:family="paragraph" style:parent-style-name="Standard" style:list-style-name="L1">
      <style:text-properties style:font-name="Helvetica" officeooo:rsid="00220454" officeooo:paragraph-rsid="00220454" style:font-name-complex="Helvetica"/>
    </style:style>
    <style:style style:name="P68" style:family="paragraph" style:parent-style-name="Standard" style:list-style-name="L1">
      <style:text-properties style:font-name="Helvetica" officeooo:rsid="00237f7f" officeooo:paragraph-rsid="00237f7f" style:font-name-complex="Helvetica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Helvetica" officeooo:rsid="00296a30" officeooo:paragraph-rsid="00296a30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296a30" officeooo:paragraph-rsid="002c6036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220454" officeooo:paragraph-rsid="002c6036" style:font-name-complex="Arial"/>
    </style:style>
    <style:style style:name="P73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74" style:family="paragraph" style:parent-style-name="Heading_20_1">
      <style:paragraph-properties style:snap-to-layout-grid="false"/>
      <style:text-properties fo:font-weight="bold" style:font-weight-asian="bold"/>
    </style:style>
    <style:style style:name="P75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76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77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78" style:family="paragraph" style:parent-style-name="Heading_20_3">
      <style:paragraph-properties style:snap-to-layout-grid="false"/>
      <style:text-properties fo:font-weight="bold" style:font-weight-asian="bold"/>
    </style:style>
    <style:style style:name="P79" style:family="paragraph" style:parent-style-name="Heading_20_3">
      <style:text-properties style:font-name="Helvetica" fo:font-size="10pt" style:font-size-asian="10pt" style:font-name-complex="Helvetica"/>
    </style:style>
    <style:style style:name="P80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81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1d7196"/>
    </style:style>
    <style:style style:name="T2" style:family="text">
      <style:text-properties officeooo:rsid="0001a94c"/>
    </style:style>
    <style:style style:name="T3" style:family="text">
      <style:text-properties officeooo:rsid="0010b292"/>
    </style:style>
    <style:style style:name="T4" style:family="text">
      <style:text-properties officeooo:rsid="00128e4d"/>
    </style:style>
    <style:style style:name="T5" style:family="text">
      <style:text-properties officeooo:rsid="0018e303"/>
    </style:style>
    <style:style style:name="T6" style:family="text">
      <style:text-properties officeooo:rsid="000239e1"/>
    </style:style>
    <style:style style:name="T7" style:family="text">
      <style:text-properties officeooo:rsid="00220454"/>
    </style:style>
    <style:style style:name="T8" style:family="text">
      <style:text-properties officeooo:rsid="00237f7f"/>
    </style:style>
    <style:style style:name="T9" style:family="text">
      <style:text-properties officeooo:rsid="002477fa"/>
    </style:style>
    <style:style style:name="T10" style:family="text">
      <style:text-properties officeooo:rsid="0026f44f"/>
    </style:style>
    <style:style style:name="T11" style:family="text">
      <style:text-properties officeooo:rsid="00285168"/>
    </style:style>
    <style:style style:name="T12" style:family="text">
      <style:text-properties officeooo:rsid="00296a30"/>
    </style:style>
    <style:style style:name="T13" style:family="text">
      <style:text-properties officeooo:rsid="002c6036"/>
    </style:style>
    <style:style style:name="T14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73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76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74" text:outline-level="1"/>
          </table:table-cell>
          <table:table-cell table:style-name="Table1.A2" table:number-columns-spanned="2" office:value-type="string">
            <text:h text:style-name="P78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75" text:outline-level="1">Project</text:h>
          </table:table-cell>
          <table:table-cell table:style-name="Table1.A3" table:number-columns-spanned="3" office:value-type="string">
            <text:h text:style-name="P8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35">4<text:span text:style-name="T11">7</text:span></text:p>
          </table:table-cell>
        </table:table-row>
        <table:table-row table:style-name="Table1.3">
          <table:table-cell table:style-name="Table1.A3" office:value-type="string">
            <text:h text:style-name="P81" text:outline-level="3">Responsible</text:h>
          </table:table-cell>
          <table:table-cell table:style-name="Table1.A3" table:number-columns-spanned="3" office:value-type="string">
            <text:p text:style-name="P13">Andrea Bottoli</text:p>
          </table:table-cell>
          <table:covered-table-cell/>
          <table:covered-table-cell/>
          <table:table-cell table:style-name="Table1.A3" office:value-type="string">
            <text:h text:style-name="P79" text:outline-level="3">Date</text:h>
          </table:table-cell>
          <table:table-cell table:style-name="Table1.F3" office:value-type="string">
            <text:p text:style-name="P14"><text:span text:style-name="T8">25</text:span>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77" text:outline-level="2">Executive Summary</text:h>
      <text:p text:style-name="P13"/>
      <text:p text:style-name="P36">Timeliness</text:p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General Project Status</text:p>
          </table:table-cell>
          <table:table-cell table:style-name="Table2.B1" office:value-type="string">
            <text:p text:style-name="P38">Fulfillment of Next Milestone</text:p>
          </table:table-cell>
        </table:table-row>
        <table:table-row table:style-name="Table2.2">
          <table:table-cell table:style-name="Table2.A2" office:value-type="string">
            <text:p text:style-name="P48">on track</text:p>
          </table:table-cell>
          <table:table-cell table:style-name="Table2.B2" office:value-type="string">
            <text:p text:style-name="P65">Slightly Behind the Schedule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77" text:outline-level="2"><text:soft-page-break/>Results This Week</text:h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5" office:value-type="string">
            <text:p text:style-name="P17">All</text:p>
          </table:table-cell>
          <table:table-cell table:style-name="Table3.B2" office:value-type="string">
            <text:p text:style-name="P17">Monday Meeting</text:p>
          </table:table-cell>
          <table:table-cell table:style-name="Table3.C2" office:value-type="string">
            <text:p text:style-name="P26">1</text:p>
          </table:table-cell>
          <table:table-cell table:style-name="Table3.D2" office:value-type="string">
            <text:p text:style-name="P26">2</text:p>
          </table:table-cell>
          <table:table-cell table:style-name="Table3.E2" office:value-type="string">
            <text:p text:style-name="P17">Internal meeting to discuss problems, project status and questions for customers</text:p>
          </table:table-cell>
        </table:table-row>
        <table:table-row table:style-name="Table3.1">
          <table:table-cell table:style-name="Table3.A5" office:value-type="string">
            <text:p text:style-name="P17">Andrea Bottoli, Lorenzo Pagliari</text:p>
          </table:table-cell>
          <table:table-cell table:style-name="Table3.B3" office:value-type="string">
            <text:p text:style-name="P17">Meeting with customer</text:p>
          </table:table-cell>
          <table:table-cell table:style-name="Table3.C3" office:value-type="string">
            <text:p text:style-name="P27">2</text:p>
          </table:table-cell>
          <table:table-cell table:style-name="Table3.D3" office:value-type="string">
            <text:p text:style-name="P27">2</text:p>
          </table:table-cell>
          <table:table-cell table:style-name="Table3.E3" office:value-type="string">
            <text:p text:style-name="P18">Meeting with customers to ask them some questions about the project and to gather more information and requirements</text:p>
          </table:table-cell>
        </table:table-row>
        <table:table-row table:style-name="Table3.1">
          <table:table-cell table:style-name="Table3.A5" office:value-type="string">
            <text:p text:style-name="P17">Andrea Bottoli, Lorenzo Pagliari</text:p>
          </table:table-cell>
          <table:table-cell table:style-name="Table3.B4" office:value-type="string">
            <text:p text:style-name="P17">Meeting with supervisors</text:p>
          </table:table-cell>
          <table:table-cell table:style-name="Table3.C4" office:value-type="string">
            <text:p text:style-name="P27">2</text:p>
          </table:table-cell>
          <table:table-cell table:style-name="Table3.D4" office:value-type="string">
            <text:p text:style-name="P17">2</text:p>
          </table:table-cell>
          <table:table-cell table:style-name="Table3.E4" office:value-type="string">
            <text:p text:style-name="P17">Meeting with supervisors to inform about the project and group status</text:p>
          </table:table-cell>
        </table:table-row>
        <table:table-row table:style-name="Table3.1">
          <table:table-cell table:style-name="Table3.A5" office:value-type="string">
            <text:p text:style-name="P14">Andrea Bottoli, Dzana Kujan</text:p>
          </table:table-cell>
          <table:table-cell table:style-name="Table3.B5" office:value-type="string">
            <text:p text:style-name="P14">Meeting</text:p>
          </table:table-cell>
          <table:table-cell table:style-name="Table3.C5" office:value-type="string">
            <text:p text:style-name="P14">1</text:p>
          </table:table-cell>
          <table:table-cell table:style-name="Table3.D5" office:value-type="string">
            <text:p text:style-name="P14">1</text:p>
          </table:table-cell>
          <table:table-cell table:style-name="Table3.E5" office:value-type="string">
            <text:p text:style-name="P14">Meeting with Project Leader and Team Leader to exchange information, suggestions and to take some decision on how improve the project management</text:p>
          </table:table-cell>
        </table:table-row>
        <table:table-row table:style-name="Table3.1">
          <table:table-cell table:style-name="Table3.A6" office:value-type="string">
            <text:p text:style-name="P17">All</text:p>
          </table:table-cell>
          <table:table-cell table:style-name="Table3.B6" office:value-type="string">
            <text:p text:style-name="P17"><text:span text:style-name="T10">Thursday</text:span> Meeting</text:p>
          </table:table-cell>
          <table:table-cell table:style-name="Table3.C6" office:value-type="string">
            <text:p text:style-name="P26">1</text:p>
          </table:table-cell>
          <table:table-cell table:style-name="Table3.D6" office:value-type="string">
            <text:p text:style-name="P26">2</text:p>
          </table:table-cell>
          <table:table-cell table:style-name="Table3.E6" office:value-type="string">
            <text:p text:style-name="P17">Internal meeting to discuss problems, project status <text:span text:style-name="T10">and other internal stuffs</text:span></text:p>
          </table:table-cell>
        </table:table-row>
        <table:table-row table:style-name="Table3.1">
          <table:table-cell table:style-name="Table3.A7" office:value-type="string">
            <text:p text:style-name="P27">Andrea Bottoli</text:p>
          </table:table-cell>
          <table:table-cell table:style-name="Table3.B7" office:value-type="string">
            <text:p text:style-name="P27">Update tasks</text:p>
          </table:table-cell>
          <table:table-cell table:style-name="Table3.C7" office:value-type="string">
            <text:p text:style-name="P27">2</text:p>
          </table:table-cell>
          <table:table-cell table:style-name="Table3.D7" office:value-type="string">
            <text:p text:style-name="P27">2</text:p>
          </table:table-cell>
          <table:table-cell table:style-name="Table3.E7" office:value-type="string">
            <text:p text:style-name="P27">Updated tasks and issues</text:p>
          </table:table-cell>
        </table:table-row>
        <table:table-row table:style-name="Table3.1">
          <table:table-cell table:style-name="Table3.A8" office:value-type="string">
            <text:p text:style-name="P17">Marko Brcic</text:p>
          </table:table-cell>
          <table:table-cell table:style-name="Table3.B8" office:value-type="string">
            <text:p text:style-name="P17">Manage Repository</text:p>
          </table:table-cell>
          <table:table-cell table:style-name="Table3.C8" office:value-type="string">
            <text:p text:style-name="P33">4</text:p>
          </table:table-cell>
          <table:table-cell table:style-name="Table3.D8" office:value-type="string">
            <text:p text:style-name="P33">4</text:p>
          </table:table-cell>
          <table:table-cell table:style-name="Table3.E8" office:value-type="string">
            <text:p text:style-name="P33">Manage the repository</text:p>
          </table:table-cell>
        </table:table-row>
        <table:table-row table:style-name="Table3.1">
          <table:table-cell table:style-name="Table3.A9" office:value-type="string">
            <text:p text:style-name="P17">Marko Brcic</text:p>
          </table:table-cell>
          <table:table-cell table:style-name="Table3.B9" office:value-type="string">
            <text:p text:style-name="P17">Manage VM</text:p>
          </table:table-cell>
          <table:table-cell table:style-name="Table3.C9" office:value-type="string">
            <text:p text:style-name="P33">4</text:p>
          </table:table-cell>
          <table:table-cell table:style-name="Table3.D9" office:value-type="string">
            <text:p text:style-name="P33">4</text:p>
          </table:table-cell>
          <table:table-cell table:style-name="Table3.E9" office:value-type="string">
            <text:p text:style-name="P33">Manage the VM</text:p>
          </table:table-cell>
        </table:table-row>
        <table:table-row table:style-name="Table3.1">
          <table:table-cell table:style-name="Table3.A10" office:value-type="string">
            <text:p text:style-name="P25">Marco Brcic, <text:span text:style-name="T1">Jorn Tillmanns</text:span></text:p>
          </table:table-cell>
          <table:table-cell table:style-name="Table3.B10" office:value-type="string">
            <text:p text:style-name="P27"><text:span text:style-name="T12">Parser </text:span>Implementation</text:p>
          </table:table-cell>
          <table:table-cell table:style-name="Table3.C10" office:value-type="string">
            <text:p text:style-name="P27">10</text:p>
          </table:table-cell>
          <table:table-cell table:style-name="Table3.D10" office:value-type="string">
            <text:p text:style-name="P27">10</text:p>
          </table:table-cell>
          <table:table-cell table:style-name="Table3.E10" office:value-type="string">
            <text:p text:style-name="P27">Implementation<text:span text:style-name="T12"> of Parser</text:span></text:p>
          </table:table-cell>
        </table:table-row>
        <table:table-row table:style-name="Table3.1">
          <table:table-cell table:style-name="Table3.A11" office:value-type="string">
            <text:p text:style-name="P33">Andrea Bottoli,</text:p>
            <text:p text:style-name="P33">Lorenzo Pagliari</text:p>
          </table:table-cell>
          <table:table-cell table:style-name="Table3.B11" office:value-type="string">
            <text:p text:style-name="P33">Scheduler</text:p>
          </table:table-cell>
          <table:table-cell table:style-name="Table3.C11" office:value-type="string">
            <text:p text:style-name="P33">14</text:p>
          </table:table-cell>
          <table:table-cell table:style-name="Table3.D11" office:value-type="string">
            <text:p text:style-name="P33">8</text:p>
          </table:table-cell>
          <table:table-cell table:style-name="Table3.E11" office:value-type="string">
            <text:p text:style-name="P33">Work on the scheduler that will substitutes Cron</text:p>
          </table:table-cell>
        </table:table-row>
        <table:table-row table:style-name="Table3.1">
          <table:table-cell table:style-name="Table3.A12" office:value-type="string">
            <text:p text:style-name="P33">Andrea Bottoli</text:p>
          </table:table-cell>
          <table:table-cell table:style-name="Table3.B12" office:value-type="string">
            <text:p text:style-name="P33">Fix Quartz</text:p>
          </table:table-cell>
          <table:table-cell table:style-name="Table3.C12" office:value-type="string">
            <text:p text:style-name="P33">6</text:p>
          </table:table-cell>
          <table:table-cell table:style-name="Table3.D12" office:value-type="string">
            <text:p text:style-name="P33">6</text:p>
          </table:table-cell>
          <table:table-cell table:style-name="Table3.E12" office:value-type="string">
            <text:p text:style-name="P33">Fix the quartz scheduler</text:p>
          </table:table-cell>
        </table:table-row>
        <table:table-row table:style-name="Table3.1">
          <table:table-cell table:style-name="Table3.A13" office:value-type="string">
            <text:p text:style-name="P27">Andrea Bottoli,</text:p>
            <text:p text:style-name="P27">Lorenzo Pagliari</text:p>
          </table:table-cell>
          <table:table-cell table:style-name="Table3.B13" office:value-type="string">
            <text:p text:style-name="P27">Math Engine</text:p>
          </table:table-cell>
          <table:table-cell table:style-name="Table3.C13" office:value-type="string">
            <text:p text:style-name="P33"><text:span text:style-name="T12">3</text:span>0</text:p>
          </table:table-cell>
          <table:table-cell table:style-name="Table3.D13" office:value-type="string">
            <text:p text:style-name="P27">20</text:p>
          </table:table-cell>
          <table:table-cell table:style-name="Table3.E13" office:value-type="string">
            <text:p text:style-name="P27"><text:span text:style-name="T8">Work</text:span> on the implementation of the math engine</text:p>
          </table:table-cell>
        </table:table-row>
        <table:table-row table:style-name="Table3.1">
          <table:table-cell table:style-name="Table3.A14" office:value-type="string">
            <text:p text:style-name="P33">Marko Brcic</text:p>
          </table:table-cell>
          <table:table-cell table:style-name="Table3.B14" office:value-type="string">
            <text:p text:style-name="P33">Work on DAO</text:p>
          </table:table-cell>
          <table:table-cell table:style-name="Table3.C14" office:value-type="string">
            <text:p text:style-name="P33">15</text:p>
          </table:table-cell>
          <table:table-cell table:style-name="Table3.D14" office:value-type="string">
            <text:p text:style-name="P33">20</text:p>
          </table:table-cell>
          <table:table-cell table:style-name="Table3.E14" office:value-type="string">
            <text:p text:style-name="P33">Implemented the parameters entity layers, work on parser module, fixed DAOProvider class</text:p>
          </table:table-cell>
        </table:table-row>
        <table:table-row table:style-name="Table3.1">
          <table:table-cell table:style-name="Table3.A15" office:value-type="string">
            <text:p text:style-name="P15"><text:span text:style-name="T2">Dzana Kujan, Nikola </text:span><text:span text:style-name="T3">Radisavljevic</text:span></text:p>
          </table:table-cell>
          <table:table-cell table:style-name="Table3.B15" office:value-type="string">
            <text:p text:style-name="P17">Modify Requirements Document</text:p>
          </table:table-cell>
          <table:table-cell table:style-name="Table3.C15" office:value-type="string">
            <text:p text:style-name="P27">10</text:p>
          </table:table-cell>
          <table:table-cell table:style-name="Table3.D15" office:value-type="string">
            <text:p text:style-name="P18">10</text:p>
          </table:table-cell>
          <table:table-cell table:style-name="Table3.E15" office:value-type="string">
            <text:p text:style-name="P18">Improve the quality of the requirements document in order to fit more with the new architecture and technologies and requirements</text:p>
          </table:table-cell>
        </table:table-row>
        <table:table-row table:style-name="Table3.1">
          <table:table-cell table:style-name="Table3.A16" office:value-type="string">
            <text:p text:style-name="P18">Andrea Bottoli, Lorenzo Pagliari</text:p>
          </table:table-cell>
          <table:table-cell table:style-name="Table3.B16" office:value-type="string">
            <text:p text:style-name="P18">Modify Design Document</text:p>
          </table:table-cell>
          <table:table-cell table:style-name="Table3.C16" office:value-type="string">
            <text:p text:style-name="P27">6</text:p>
          </table:table-cell>
          <table:table-cell table:style-name="Table3.D16" office:value-type="string">
            <text:p text:style-name="P27">10</text:p>
          </table:table-cell>
          <table:table-cell table:style-name="Table3.E16" office:value-type="string">
            <text:p text:style-name="P18">Improve the quality of the design document in order to fit more with the new architecture and technologies and requirements</text:p>
          </table:table-cell>
        </table:table-row>
        <table:table-row table:style-name="Table3.1">
          <table:table-cell table:style-name="Table3.A17" office:value-type="string">
            <text:p text:style-name="P15"><text:span text:style-name="T2">Dzana Kujan, Nikola </text:span><text:span text:style-name="T3">Radisavljevic, </text:span><text:span text:style-name="T2">Miraldi Fifo</text:span></text:p>
          </table:table-cell>
          <table:table-cell table:style-name="Table3.B17" office:value-type="string">
            <text:p text:style-name="P17">Web Application and Presentation layer</text:p>
          </table:table-cell>
          <table:table-cell table:style-name="Table3.C17" office:value-type="string">
            <text:p text:style-name="P33">20</text:p>
          </table:table-cell>
          <table:table-cell table:style-name="Table3.D17" office:value-type="string">
            <text:p text:style-name="P17">10</text:p>
          </table:table-cell>
          <table:table-cell table:style-name="Table3.E17" office:value-type="string">
            <text:p text:style-name="P33">Work on the graphs and the design of the website, work with JSON and with jsp</text:p>
          </table:table-cell>
        </table:table-row>
        <table:table-row table:style-name="Table3.1">
          <table:table-cell table:style-name="Table3.A18" office:value-type="string">
            <text:p text:style-name="P28"><text:span text:style-name="T2">Dzana Kujan, Nikola </text:span><text:span text:style-name="T3">Radisavljevic</text:span></text:p>
          </table:table-cell>
          <table:table-cell table:style-name="Table3.B18" office:value-type="string">
            <text:p text:style-name="P33">Alpha prototype presentation</text:p>
          </table:table-cell>
          <table:table-cell table:style-name="Table3.C18" office:value-type="string">
            <text:p text:style-name="P33">2</text:p>
          </table:table-cell>
          <table:table-cell table:style-name="Table3.D18" office:value-type="string">
            <text:p text:style-name="P33">4</text:p>
          </table:table-cell>
          <table:table-cell table:style-name="Table3.E18" office:value-type="string">
            <text:p text:style-name="P33">Start working on the presentation of the alpha prototype</text:p>
          </table:table-cell>
        </table:table-row>
        <table:table-row table:style-name="Table3.1">
          <table:table-cell table:style-name="Table3.A19" office:value-type="string">
            <text:p text:style-name="P66">Miraldi Fifo</text:p>
          </table:table-cell>
          <table:table-cell table:style-name="Table3.B19" office:value-type="string">
            <text:p text:style-name="P66">Test Cases Alpha</text:p>
          </table:table-cell>
          <table:table-cell table:style-name="Table3.C19" office:value-type="string">
            <text:p text:style-name="P66">5</text:p>
          </table:table-cell>
          <table:table-cell table:style-name="Table3.D19" office:value-type="string">
            <text:p text:style-name="P66">5</text:p>
          </table:table-cell>
          <table:table-cell table:style-name="Table3.E19" office:value-type="string">
            <text:p text:style-name="P66">Test cases and acceptance test document for the Alpha prototype</text:p>
          </table:table-cell>
        </table:table-row>
        <table:table-row table:style-name="Table3.1">
          <table:table-cell table:style-name="Table3.A20" office:value-type="string">
            <text:p text:style-name="P21">All</text:p>
          </table:table-cell>
          <table:table-cell table:style-name="Table3.B20" office:value-type="string">
            <text:p text:style-name="P21">Week Report</text:p>
          </table:table-cell>
          <table:table-cell table:style-name="Table3.C20" office:value-type="string">
            <text:p text:style-name="P27">1</text:p>
          </table:table-cell>
          <table:table-cell table:style-name="Table3.D20" office:value-type="string">
            <text:p text:style-name="P21">1</text:p>
          </table:table-cell>
          <table:table-cell table:style-name="Table3.E20" office:value-type="string">
            <text:p text:style-name="P23">Write the week report</text:p>
          </table:table-cell>
        </table:table-row>
        <table:table-row table:style-name="Table3.1">
          <table:table-cell table:style-name="Table3.A21" office:value-type="string">
            <text:p text:style-name="P21">Andrea Bottoli</text:p>
          </table:table-cell>
          <table:table-cell table:style-name="Table3.B21" office:value-type="string">
            <text:p text:style-name="P21">Summary Week Report</text:p>
          </table:table-cell>
          <table:table-cell table:style-name="Table3.C21" office:value-type="string">
            <text:p text:style-name="P17">2</text:p>
          </table:table-cell>
          <table:table-cell table:style-name="Table3.D21" office:value-type="string">
            <text:p text:style-name="P24">2</text:p>
          </table:table-cell>
          <table:table-cell table:style-name="Table3.E21" office:value-type="string">
            <text:p text:style-name="P22">Write the summary week report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77" text:outline-level="2"><text:soft-page-break/>Activities Planned for Next Period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5" office:value-type="string">
            <text:p text:style-name="P17">All</text:p>
          </table:table-cell>
          <table:table-cell table:style-name="Table4.B5" office:value-type="string">
            <text:p text:style-name="P17">Monday Meeting</text:p>
          </table:table-cell>
          <table:table-cell table:style-name="Table4.C5" office:value-type="string">
            <text:p text:style-name="P17">2</text:p>
          </table:table-cell>
          <table:table-cell table:style-name="Table4.D5" office:value-type="string">
            <text:p text:style-name="P17">Internal meeting to discuss problems, project status and questions for customers</text:p>
          </table:table-cell>
        </table:table-row>
        <table:table-row table:style-name="Table4.1">
          <table:table-cell table:style-name="Table4.A5" office:value-type="string">
            <text:p text:style-name="P17">All</text:p>
          </table:table-cell>
          <table:table-cell table:style-name="Table4.B5" office:value-type="string">
            <text:p text:style-name="P17">T<text:span text:style-name="T7">hursday</text:span> Meeting</text:p>
          </table:table-cell>
          <table:table-cell table:style-name="Table4.C5" office:value-type="string">
            <text:p text:style-name="P17">2</text:p>
          </table:table-cell>
          <table:table-cell table:style-name="Table4.D5" office:value-type="string">
            <text:p text:style-name="P17">Internal meeting to discuss problems, project status and replies for customers</text:p>
          </table:table-cell>
        </table:table-row>
        <table:table-row table:style-name="Table4.1">
          <table:table-cell table:style-name="Table4.A5" office:value-type="string">
            <text:p text:style-name="P17">Andrea Bottoli, Lorenzo Pagliari</text:p>
          </table:table-cell>
          <table:table-cell table:style-name="Table4.B5" office:value-type="string">
            <text:p text:style-name="P17">Meeting with customer</text:p>
          </table:table-cell>
          <table:table-cell table:style-name="Table4.C5" office:value-type="string">
            <text:p text:style-name="P17">2</text:p>
          </table:table-cell>
          <table:table-cell table:style-name="Table4.D5" office:value-type="string">
            <text:p text:style-name="P17">Meeting with customers to ask them some questions about the project and to gather more information and requirements</text:p>
          </table:table-cell>
        </table:table-row>
        <table:table-row table:style-name="Table4.1">
          <table:table-cell table:style-name="Table4.A5" office:value-type="string">
            <text:p text:style-name="P17">Andrea Bottoli,</text:p>
          </table:table-cell>
          <table:table-cell table:style-name="Table4.B5" office:value-type="string">
            <text:p text:style-name="P17">Meeting with supervisors</text:p>
          </table:table-cell>
          <table:table-cell table:style-name="Table4.C5" office:value-type="string">
            <text:p text:style-name="P17">2</text:p>
          </table:table-cell>
          <table:table-cell table:style-name="Table4.D5" office:value-type="string">
            <text:p text:style-name="P17">Meeting with supervisors to inform about the project and group status</text:p>
          </table:table-cell>
        </table:table-row>
        <table:table-row table:style-name="Table4.1">
          <table:table-cell table:style-name="Table4.A6" office:value-type="string">
            <text:p text:style-name="P15"><text:span text:style-name="T2">Dzana Kujan, Nikola </text:span><text:span text:style-name="T3">Radisavljevic, </text:span><text:span text:style-name="T2">Jorn Tillmanns</text:span></text:p>
          </table:table-cell>
          <table:table-cell table:style-name="Table4.B6" office:value-type="string">
            <text:p text:style-name="P17">Modify Requirements Document</text:p>
          </table:table-cell>
          <table:table-cell table:style-name="Table4.C6" office:value-type="string">
            <text:p text:style-name="P17">10</text:p>
          </table:table-cell>
          <table:table-cell table:style-name="Table4.D6" office:value-type="string">
            <text:p text:style-name="P17">Improve the quality of the requirements document in order to fit more with the new architecture and technologies and requirements</text:p>
          </table:table-cell>
        </table:table-row>
        <table:table-row table:style-name="Table4.1">
          <table:table-cell table:style-name="Table4.A7" office:value-type="string">
            <text:p text:style-name="P20">Andrea Bottoli, Lorenzo Pagliari, Marko Brcic</text:p>
          </table:table-cell>
          <table:table-cell table:style-name="Table4.B7" office:value-type="string">
            <text:p text:style-name="P20">Modify Design Document</text:p>
          </table:table-cell>
          <table:table-cell table:style-name="Table4.C7" office:value-type="string">
            <text:p text:style-name="P20">10</text:p>
          </table:table-cell>
          <table:table-cell table:style-name="Table4.D7" office:value-type="string">
            <text:p text:style-name="P20">Improve the quality of the design document in order to fit more with the new architecture and technologies and requirements</text:p>
          </table:table-cell>
        </table:table-row>
        <table:table-row table:style-name="Table4.1">
          <table:table-cell table:style-name="Table4.A8" office:value-type="string">
            <text:p text:style-name="P17">Marko Brcic</text:p>
          </table:table-cell>
          <table:table-cell table:style-name="Table4.B8" office:value-type="string">
            <text:p text:style-name="P17">Manage Repository</text:p>
          </table:table-cell>
          <table:table-cell table:style-name="Table4.C8" office:value-type="string">
            <text:p text:style-name="P32">4</text:p>
          </table:table-cell>
          <table:table-cell table:style-name="Table4.D8" office:value-type="string">
            <text:p text:style-name="P17">Continue to manage the repository</text:p>
          </table:table-cell>
        </table:table-row>
        <table:table-row table:style-name="Table4.1">
          <table:table-cell table:style-name="Table4.A9" office:value-type="string">
            <text:p text:style-name="P17">Marko Brcic, Jorn Tillmanns</text:p>
          </table:table-cell>
          <table:table-cell table:style-name="Table4.B9" office:value-type="string">
            <text:p text:style-name="P17">Parser and DB</text:p>
          </table:table-cell>
          <table:table-cell table:style-name="Table4.C9" office:value-type="string">
            <text:p text:style-name="P17">10</text:p>
          </table:table-cell>
          <table:table-cell table:style-name="Table4.D9" office:value-type="string">
            <text:p text:style-name="P17"><text:span text:style-name="T7">Finishing i</text:span>mplementation of the parser and of the DB</text:p>
          </table:table-cell>
        </table:table-row>
        <table:table-row table:style-name="Table4.1">
          <table:table-cell table:style-name="Table4.A10" office:value-type="string">
            <text:p text:style-name="P17">Marko Brcic</text:p>
          </table:table-cell>
          <table:table-cell table:style-name="Table4.B10" office:value-type="string">
            <text:p text:style-name="P17">Manage VM</text:p>
          </table:table-cell>
          <table:table-cell table:style-name="Table4.C10" office:value-type="string">
            <text:p text:style-name="P32">4</text:p>
          </table:table-cell>
          <table:table-cell table:style-name="Table4.D10" office:value-type="string">
            <text:p text:style-name="P17">Continue to manage the VM</text:p>
          </table:table-cell>
        </table:table-row>
        <table:table-row table:style-name="Table4.1">
          <table:table-cell table:style-name="Table4.A11" office:value-type="string">
            <text:p text:style-name="P17">Andrea Bottoli, Lorenzo Pagliari, Marko Brcic</text:p>
          </table:table-cell>
          <table:table-cell table:style-name="Table4.B11" office:value-type="string">
            <text:p text:style-name="P17">Math Engine</text:p>
          </table:table-cell>
          <table:table-cell table:style-name="Table4.C11" office:value-type="string">
            <text:p text:style-name="P17">20</text:p>
          </table:table-cell>
          <table:table-cell table:style-name="Table4.D11" office:value-type="string">
            <text:p text:style-name="P17"><text:span text:style-name="T7">Continue </text:span>implementing the math engine</text:p>
          </table:table-cell>
        </table:table-row>
        <table:table-row table:style-name="Table4.1">
          <table:table-cell table:style-name="Table4.A12" office:value-type="string">
            <text:p text:style-name="P16"><text:span text:style-name="T2">Dzana Kujan, Nikola </text:span><text:span text:style-name="T3">Radisavljevic</text:span></text:p>
          </table:table-cell>
          <table:table-cell table:style-name="Table4.B12" office:value-type="string">
            <text:p text:style-name="P33">Alpha Prototype presentation</text:p>
          </table:table-cell>
          <table:table-cell table:style-name="Table4.C12" office:value-type="string">
            <text:p text:style-name="P33">1</text:p>
          </table:table-cell>
          <table:table-cell table:style-name="Table4.D12" office:value-type="string">
            <text:p text:style-name="P33">Presentation of the alpha prototype to DSD staff</text:p>
          </table:table-cell>
        </table:table-row>
        <table:table-row table:style-name="Table4.1">
          <table:table-cell table:style-name="Table4.A14" office:value-type="string">
            <text:p text:style-name="P19">Andrea Bottoli, Lorenzo Pagliari</text:p>
          </table:table-cell>
          <table:table-cell table:style-name="Table4.B14" office:value-type="string">
            <text:p text:style-name="P33">Alpha Prototype presentation</text:p>
          </table:table-cell>
          <table:table-cell table:style-name="Table4.C14" office:value-type="string">
            <text:p text:style-name="P33">1</text:p>
          </table:table-cell>
          <table:table-cell table:style-name="Table4.D14" office:value-type="string">
            <text:p text:style-name="P33">Presentation of the alpha prototype to the customers</text:p>
          </table:table-cell>
        </table:table-row>
        <table:table-row table:style-name="Table4.1">
          <table:table-cell table:style-name="Table4.A14" office:value-type="string">
            <text:p text:style-name="P19">Dzana Kujan, Nikola <text:span text:style-name="T3">Radisavljevic, </text:span><text:span text:style-name="T8">Miraldi Fifo</text:span></text:p>
          </table:table-cell>
          <table:table-cell table:style-name="Table4.B14" office:value-type="string">
            <text:p text:style-name="P33">Design of the web page</text:p>
          </table:table-cell>
          <table:table-cell table:style-name="Table4.C14" office:value-type="string">
            <text:p text:style-name="P33">10</text:p>
          </table:table-cell>
          <table:table-cell table:style-name="Table4.D14" office:value-type="string">
            <text:p text:style-name="P33">Finalize the design of the web page</text:p>
          </table:table-cell>
        </table:table-row>
        <table:table-row table:style-name="Table4.1">
          <table:table-cell table:style-name="Table4.A15" office:value-type="string">
            <text:p text:style-name="P33">All</text:p>
          </table:table-cell>
          <table:table-cell table:style-name="Table4.B15" office:value-type="string">
            <text:p text:style-name="P33">Lecture</text:p>
          </table:table-cell>
          <table:table-cell table:style-name="Table4.C15" office:value-type="string">
            <text:p text:style-name="P33">3</text:p>
          </table:table-cell>
          <table:table-cell table:style-name="Table4.D15" office:value-type="string">
            <text:p text:style-name="P33">DSD lecture</text:p>
          </table:table-cell>
        </table:table-row>
        <table:table-row table:style-name="Table4.1">
          <table:table-cell table:style-name="Table4.A16" office:value-type="string">
            <text:p text:style-name="P21">All</text:p>
          </table:table-cell>
          <table:table-cell table:style-name="Table4.B16" office:value-type="string">
            <text:p text:style-name="P21">Week Report</text:p>
          </table:table-cell>
          <table:table-cell table:style-name="Table4.C16" office:value-type="string">
            <text:p text:style-name="P21">1</text:p>
          </table:table-cell>
          <table:table-cell table:style-name="Table4.D16" office:value-type="string">
            <text:p text:style-name="P23">Write the week report</text:p>
          </table:table-cell>
        </table:table-row>
        <table:table-row table:style-name="Table4.1">
          <table:table-cell table:style-name="Table4.A17" office:value-type="string">
            <text:p text:style-name="P21">Andrea Bottoli</text:p>
          </table:table-cell>
          <table:table-cell table:style-name="Table4.B17" office:value-type="string">
            <text:p text:style-name="P21">Summary Week Report</text:p>
          </table:table-cell>
          <table:table-cell table:style-name="Table4.C17" office:value-type="string">
            <text:p text:style-name="P17">2</text:p>
          </table:table-cell>
          <table:table-cell table:style-name="Table4.D17" office:value-type="string">
            <text:p text:style-name="P23">Write the summary week report</text:p>
          </table:table-cell>
        </table:table-row>
      </table:table>
      <text:p text:style-name="P13"/>
      <text:p text:style-name="P13"/>
      <text:h text:style-name="P77" text:outline-level="2">Comments / Experiences / Problems</text:h>
      <text:p text:style-name="P31"/>
      <text:list xml:id="list76469934645344418" text:style-name="L1">
        <text:list-item>
          <text:p text:style-name="P67">Encountered some problems defining the overall architecture of the mathematical engine with its lib<text:span text:style-name="T8">r</text:span>aries</text:p>
        </text:list-item>
        <text:list-item>
          <text:p text:style-name="P68">Encountered a lot of problems in quartz implementation and configuration</text:p>
        </text:list-item>
        <text:list-item>
          <text:p text:style-name="P68">Encountered some problems in sending data from server to client; solved using JSON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77" text:outline-level="2"><text:soft-page-break/>Metrics</text:h>
      <text:p text:style-name="P13"/>
      <text:p text:style-name="P36">Milestones</text:p>
      <text:p text:style-name="Standard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53">M-00<text:span text:style-name="T4">1</text:span></text:p></table:table-cell><table:table-cell table:style-name="Table6.B4" office:value-type="string"><text:p text:style-name="P49">Project Plan &amp; Vision</text:p></table:table-cell><table:table-cell table:style-name="Table6.C4" office:value-type="string"><text:p text:style-name="P49">All</text:p></table:table-cell><table:table-cell table:style-name="Table6.E4" office:value-type="string"><text:p text:style-name="P49">42</text:p></table:table-cell><table:table-cell table:style-name="Table6.E4" office:value-type="string"><text:p text:style-name="P49">42</text:p></table:table-cell><table:table-cell table:style-name="Table6.F4" office:value-type="string"><text:p text:style-name="P49">0</text:p></table:table-cell><table:table-cell table:style-name="Table6.G4" office:value-type="string"><text:p text:style-name="P49">4<text:span text:style-name="T4">3</text:span></text:p></table:table-cell><table:table-cell table:style-name="Table6.H4" office:value-type="string"><text:p text:style-name="P54"/></table:table-cell><table:table-cell table:style-name="Table6.I4" office:value-type="string"><text:p text:style-name="P14"/></table:table-cell></table:table-row><table:table-row table:style-name="Table6.4"><table:table-cell table:style-name="Table6.A5" office:value-type="string"><text:p text:style-name="P53">M-002</text:p></table:table-cell><table:table-cell table:style-name="Table6.B5" office:value-type="string"><text:p text:style-name="P50">Requirements gathering</text:p></table:table-cell><table:table-cell table:style-name="Table6.C5" office:value-type="string"><text:p text:style-name="P50">All</text:p></table:table-cell><table:table-cell table:style-name="Table6.D5" office:value-type="string"><text:p text:style-name="P50">43</text:p></table:table-cell><table:table-cell table:style-name="Table6.E5" office:value-type="string"><text:p text:style-name="P50">43</text:p></table:table-cell><table:table-cell table:style-name="Table6.F5" office:value-type="string"><text:p text:style-name="P50">0</text:p></table:table-cell><table:table-cell table:style-name="Table6.G5" office:value-type="string"><text:p text:style-name="P50">43</text:p></table:table-cell><table:table-cell table:style-name="Table6.H5" office:value-type="string"><text:p text:style-name="P14"/></table:table-cell><table:table-cell table:style-name="Table6.I5" office:value-type="string"><text:p text:style-name="P14"/></table:table-cell></table:table-row><table:table-row table:style-name="Table6.4"><table:table-cell table:style-name="Table6.A6" office:value-type="string"><text:p text:style-name="P55"><text:span text:style-name="T4">M-</text:span>00<text:span text:style-name="T4">3</text:span></text:p></table:table-cell><table:table-cell table:style-name="Table6.B6" office:value-type="string"><text:p text:style-name="P21">Requirements document</text:p></table:table-cell><table:table-cell table:style-name="Table6.C6" office:value-type="string"><text:p text:style-name="P21">All</text:p></table:table-cell><table:table-cell table:style-name="Table6.D6" office:value-type="string"><text:p text:style-name="P21">43</text:p></table:table-cell><table:table-cell table:style-name="Table6.E6" office:value-type="string"><text:p text:style-name="P21">44</text:p></table:table-cell><table:table-cell table:style-name="Table6.F6" office:value-type="string"><text:p text:style-name="P21">1</text:p></table:table-cell><table:table-cell table:style-name="Table6.G6" office:value-type="string"><text:p text:style-name="P21">43</text:p></table:table-cell><table:table-cell table:style-name="Table6.H6" office:value-type="string"><text:p text:style-name="P14"/></table:table-cell><table:table-cell table:style-name="Table6.I6" office:value-type="string"><text:p text:style-name="P14"/></table:table-cell></table:table-row><table:table-row table:style-name="Table6.4"><table:table-cell table:style-name="Table6.A7" office:value-type="string"><text:p text:style-name="P55"><text:span text:style-name="T4">M-</text:span>00<text:span text:style-name="T4">4</text:span></text:p></table:table-cell><table:table-cell table:style-name="Table6.B7" office:value-type="string"><text:p text:style-name="P21">System Design</text:p></table:table-cell><table:table-cell table:style-name="Table6.C7" office:value-type="string"><text:p text:style-name="P21">All</text:p></table:table-cell><table:table-cell table:style-name="Table6.D7" office:value-type="string"><text:p text:style-name="P21">43</text:p></table:table-cell><table:table-cell table:style-name="Table6.E7" office:value-type="string"><text:p text:style-name="P21">44</text:p></table:table-cell><table:table-cell table:style-name="Table6.F7" office:value-type="string"><text:p text:style-name="P21">0</text:p></table:table-cell><table:table-cell table:style-name="Table6.G7" office:value-type="string"><text:p text:style-name="P21">43</text:p></table:table-cell><table:table-cell table:style-name="Table6.H7" office:value-type="string"><text:p text:style-name="P14"/></table:table-cell><table:table-cell table:style-name="Table6.I7" office:value-type="string"><text:p text:style-name="P14"/></table:table-cell></table:table-row><table:table-row table:style-name="Table6.4"><table:table-cell table:style-name="Table6.A8" office:value-type="string"><text:p text:style-name="P56"><text:span text:style-name="T4">M-</text:span>00<text:span text:style-name="T5">5</text:span></text:p></table:table-cell><table:table-cell table:style-name="Table6.B8" office:value-type="string"><text:p text:style-name="P29">Requirement Document</text:p></table:table-cell><table:table-cell table:style-name="Table6.C8" office:value-type="string"><text:p text:style-name="P29">All</text:p></table:table-cell><table:table-cell table:style-name="Table6.D8" office:value-type="string"><text:p text:style-name="P29">44</text:p></table:table-cell><table:table-cell table:style-name="Table6.E8" office:value-type="string"><text:p text:style-name="P29">44</text:p></table:table-cell><table:table-cell table:style-name="Table6.F8" office:value-type="string"><text:p text:style-name="P29">0</text:p></table:table-cell><table:table-cell table:style-name="Table6.G8" office:value-type="string"><text:p text:style-name="P29">44</text:p></table:table-cell><table:table-cell table:style-name="Table6.H8" office:value-type="string"><text:p text:style-name="P14"/></table:table-cell><table:table-cell table:style-name="Table6.I8" office:value-type="string"><text:p text:style-name="P14"/></table:table-cell></table:table-row><table:table-row table:style-name="Table6.4"><table:table-cell table:style-name="Table6.A9" office:value-type="string"><text:p text:style-name="P56"><text:span text:style-name="T4">M-</text:span>00<text:span text:style-name="T5">6</text:span></text:p></table:table-cell><table:table-cell table:style-name="Table6.B9" office:value-type="string"><text:p text:style-name="P29">Design Document</text:p></table:table-cell><table:table-cell table:style-name="Table6.C9" office:value-type="string"><text:p text:style-name="P29">All</text:p></table:table-cell><table:table-cell table:style-name="Table6.D9" office:value-type="string"><text:p text:style-name="P29">44</text:p></table:table-cell><table:table-cell table:style-name="Table6.E9" office:value-type="string"><text:p text:style-name="P29">44</text:p></table:table-cell><table:table-cell table:style-name="Table6.F9" office:value-type="string"><text:p text:style-name="P29">0</text:p></table:table-cell><table:table-cell table:style-name="Table6.G9" office:value-type="string"><text:p text:style-name="P29">44</text:p></table:table-cell><table:table-cell table:style-name="Table6.H9" office:value-type="string"><text:p text:style-name="P14"/></table:table-cell><table:table-cell table:style-name="Table6.I9" office:value-type="string"><text:p text:style-name="P14"/></table:table-cell></table:table-row><table:table-row table:style-name="Table6.4"><table:table-cell table:style-name="Table6.A10" office:value-type="string"><text:p text:style-name="P56"><text:span text:style-name="T4">M-</text:span>00<text:span text:style-name="T5">7</text:span></text:p></table:table-cell><table:table-cell table:style-name="Table6.B10" office:value-type="string"><text:p text:style-name="P29">Status Report</text:p></table:table-cell><table:table-cell table:style-name="Table6.C10" office:value-type="string"><text:p text:style-name="P29">All</text:p></table:table-cell><table:table-cell table:style-name="Table6.D10" office:value-type="string"><text:p text:style-name="P29">44</text:p></table:table-cell><table:table-cell table:style-name="Table6.E10" office:value-type="string"><text:p text:style-name="P29">44</text:p></table:table-cell><table:table-cell table:style-name="Table6.F10" office:value-type="string"><text:p text:style-name="P29">0</text:p></table:table-cell><table:table-cell table:style-name="Table6.G10" office:value-type="string"><text:p text:style-name="P29">44</text:p></table:table-cell><table:table-cell table:style-name="Table6.H10" office:value-type="string"><text:p text:style-name="P14"/></table:table-cell><table:table-cell table:style-name="Table6.I10" office:value-type="string"><text:p text:style-name="P14"/></table:table-cell></table:table-row><table:table-row table:style-name="Table6.4"><table:table-cell table:style-name="Table6.A11" office:value-type="string"><text:p text:style-name="P57">M-008</text:p></table:table-cell><table:table-cell table:style-name="Table6.B11" office:value-type="string"><text:p text:style-name="P52">Organize Repository</text:p></table:table-cell><table:table-cell table:style-name="Table6.C11" office:value-type="string"><text:p text:style-name="P52">Marko Brcic</text:p></table:table-cell><table:table-cell table:style-name="Table6.D11" office:value-type="string"><text:p text:style-name="P52">45</text:p></table:table-cell><table:table-cell table:style-name="Table6.E11" office:value-type="string"><text:p text:style-name="P52">45</text:p></table:table-cell><table:table-cell table:style-name="Table6.F11" office:value-type="string"><text:p text:style-name="P52">0</text:p></table:table-cell><table:table-cell table:style-name="Table6.G11" office:value-type="string"><text:p text:style-name="P52">45</text:p></table:table-cell><table:table-cell table:style-name="Table6.H11" office:value-type="string"><text:p text:style-name="P54"/></table:table-cell><table:table-cell table:style-name="Table6.I11" office:value-type="string"><text:p text:style-name="P14"/></table:table-cell></table:table-row><table:table-row table:style-name="Table6.4"><table:table-cell table:style-name="Table6.A12" office:value-type="string"><text:p text:style-name="P58">M-009</text:p></table:table-cell><table:table-cell table:style-name="Table6.B12" office:value-type="string"><text:p text:style-name="P52">Team Policies</text:p></table:table-cell><table:table-cell table:style-name="Table6.C12" office:value-type="string"><text:p text:style-name="P52">Marko Brcic</text:p></table:table-cell><table:table-cell table:style-name="Table6.D12" office:value-type="string"><text:p text:style-name="P52">45</text:p></table:table-cell><table:table-cell table:style-name="Table6.E12" office:value-type="string"><text:p text:style-name="P52">45</text:p></table:table-cell><table:table-cell table:style-name="Table6.F12" office:value-type="string"><text:p text:style-name="P52">0</text:p></table:table-cell><table:table-cell table:style-name="Table6.G12" office:value-type="string"><text:p text:style-name="P52">45</text:p></table:table-cell><table:table-cell table:style-name="Table6.H12" office:value-type="string"><text:p text:style-name="P14"/></table:table-cell><table:table-cell table:style-name="Table6.I12" office:value-type="string"><text:p text:style-name="P14"/></table:table-cell></table:table-row><table:table-row table:style-name="Table6.4"><table:table-cell table:style-name="Table6.A13" office:value-type="string"><text:p text:style-name="P59">M-010</text:p></table:table-cell><table:table-cell table:style-name="Table6.B13" office:value-type="string"><text:p text:style-name="P30">Share telephone number</text:p></table:table-cell><table:table-cell table:style-name="Table6.C13" office:value-type="string"><text:p text:style-name="P30">All</text:p></table:table-cell><table:table-cell table:style-name="Table6.D13" office:value-type="string"><text:p text:style-name="P30">45</text:p></table:table-cell><table:table-cell table:style-name="Table6.E13" office:value-type="string"><text:p text:style-name="P30">45</text:p></table:table-cell><table:table-cell table:style-name="Table6.F13" office:value-type="string"><text:p text:style-name="P30">0</text:p></table:table-cell><table:table-cell table:style-name="Table6.G13" office:value-type="string"><text:p text:style-name="P30">45</text:p></table:table-cell><table:table-cell table:style-name="Table6.H13" office:value-type="string"><text:p text:style-name="P14"/></table:table-cell><table:table-cell table:style-name="Table6.I13" office:value-type="string"><text:p text:style-name="P14"/></table:table-cell></table:table-row><table:table-row table:style-name="Table6.4"><table:table-cell table:style-name="Table6.A14" office:value-type="string"><text:p text:style-name="P59">M-011</text:p></table:table-cell><table:table-cell table:style-name="Table6.B14" office:value-type="string"><text:p text:style-name="P30">Modify Requirement Doc</text:p></table:table-cell><table:table-cell table:style-name="Table6.C14" office:value-type="string"><text:p text:style-name="P30">Dzana Kujan</text:p></table:table-cell><table:table-cell table:style-name="Table6.D14" office:value-type="string"><text:p text:style-name="P30">45</text:p></table:table-cell><table:table-cell table:style-name="Table6.E14" office:value-type="string"><text:p text:style-name="P30">46</text:p></table:table-cell><table:table-cell table:style-name="Table6.F14" office:value-type="string"><text:p text:style-name="P30">1</text:p></table:table-cell><table:table-cell table:style-name="Table6.G14" office:value-type="string"><text:p text:style-name="P30">45</text:p></table:table-cell><table:table-cell table:style-name="Table6.H14" office:value-type="string"><text:p text:style-name="P14"/></table:table-cell><table:table-cell table:style-name="Table6.I14" office:value-type="string"><text:p text:style-name="P14"/></table:table-cell></table:table-row><table:table-row table:style-name="Table6.4"><table:table-cell table:style-name="Table6.A15" office:value-type="string"><text:p text:style-name="P59">M-012</text:p></table:table-cell><table:table-cell table:style-name="Table6.B15" office:value-type="string"><text:p text:style-name="P30">Modify Design Doc</text:p></table:table-cell><table:table-cell table:style-name="Table6.C15" office:value-type="string"><text:p text:style-name="P30">Lorenzo Pagliari</text:p></table:table-cell><table:table-cell table:style-name="Table6.D15" office:value-type="string"><text:p text:style-name="P30">45</text:p></table:table-cell><table:table-cell table:style-name="Table6.E15" office:value-type="string"><text:p text:style-name="P30">46</text:p></table:table-cell><table:table-cell table:style-name="Table6.F15" office:value-type="string"><text:p text:style-name="P30">1</text:p></table:table-cell><table:table-cell table:style-name="Table6.G15" office:value-type="string"><text:p text:style-name="P30">45</text:p></table:table-cell><table:table-cell table:style-name="Table6.H15" office:value-type="string"><text:p text:style-name="P14"/></table:table-cell><table:table-cell table:style-name="Table6.I15" office:value-type="string"><text:p text:style-name="P14"/></table:table-cell></table:table-row><table:table-row table:style-name="Table6.4"><table:table-cell table:style-name="Table6.A16" office:value-type="string"><text:p text:style-name="P59">M-013</text:p></table:table-cell><table:table-cell table:style-name="Table6.B16" office:value-type="string"><text:p text:style-name="P30">Setup tools on PC</text:p></table:table-cell><table:table-cell table:style-name="Table6.C16" office:value-type="string"><text:p text:style-name="P30">All</text:p></table:table-cell><table:table-cell table:style-name="Table6.D16" office:value-type="string"><text:p text:style-name="P30">45</text:p></table:table-cell><table:table-cell table:style-name="Table6.E16" office:value-type="string"><text:p text:style-name="P30">45</text:p></table:table-cell><table:table-cell table:style-name="Table6.F16" office:value-type="string"><text:p text:style-name="P30">0</text:p></table:table-cell><table:table-cell table:style-name="Table6.G16" office:value-type="string"><text:p text:style-name="P30">45</text:p></table:table-cell><table:table-cell table:style-name="Table6.H16" office:value-type="string"><text:p text:style-name="P14"/></table:table-cell><table:table-cell table:style-name="Table6.I16" office:value-type="string"><text:p text:style-name="P14"/></table:table-cell></table:table-row><table:table-row table:style-name="Table6.4"><table:table-cell table:style-name="Table6.A17" office:value-type="string"><text:p text:style-name="P59">M-014</text:p></table:table-cell><table:table-cell table:style-name="Table6.B17" office:value-type="string"><text:p text:style-name="P29">Change DB</text:p></table:table-cell><table:table-cell table:style-name="Table6.C17" office:value-type="string"><text:p text:style-name="P29">Jorn Tillmanns</text:p></table:table-cell><table:table-cell table:style-name="Table6.D17" office:value-type="string"><text:p text:style-name="P29">45</text:p></table:table-cell><table:table-cell table:style-name="Table6.E17" office:value-type="string"><text:p text:style-name="P29">45</text:p></table:table-cell><table:table-cell table:style-name="Table6.F17" office:value-type="string"><text:p text:style-name="P29">0</text:p></table:table-cell><table:table-cell table:style-name="Table6.G17" office:value-type="string"><text:p text:style-name="P29">45</text:p></table:table-cell><table:table-cell table:style-name="Table6.H17" office:value-type="string"><text:p text:style-name="P14"/></table:table-cell><table:table-cell table:style-name="Table6.I17" office:value-type="string"><text:p text:style-name="P14"/></table:table-cell></table:table-row><table:table-row table:style-name="Table6.4"><table:table-cell table:style-name="Table6.A18" office:value-type="string"><text:p text:style-name="P60">M-015</text:p></table:table-cell><table:table-cell table:style-name="Table6.B18" office:value-type="string"><text:p text:style-name="P49">Implementation Parser</text:p></table:table-cell><table:table-cell table:style-name="Table6.C18" office:value-type="string"><text:p text:style-name="P49">Jorn Tillmanns</text:p></table:table-cell><table:table-cell table:style-name="Table6.D18" office:value-type="string"><text:p text:style-name="P49">45</text:p></table:table-cell><table:table-cell table:style-name="Table6.E18" office:value-type="string"><text:p text:style-name="P49">45</text:p></table:table-cell><table:table-cell table:style-name="Table6.F18" office:value-type="string"><text:p text:style-name="P49">0</text:p></table:table-cell><table:table-cell table:style-name="Table6.G18" office:value-type="string"><text:p text:style-name="P51">45</text:p></table:table-cell><table:table-cell table:style-name="Table6.H18" office:value-type="string"><text:p text:style-name="P54"/></table:table-cell><table:table-cell table:style-name="Table6.I18" office:value-type="string"><text:p text:style-name="P14"/></table:table-cell></table:table-row><table:table-row table:style-name="Table6.4"><table:table-cell table:style-name="Table6.A19" office:value-type="string"><text:p text:style-name="P53">M-016</text:p></table:table-cell><table:table-cell table:style-name="Table6.B19" office:value-type="string"><text:p text:style-name="P50">Implementation DAO</text:p></table:table-cell><table:table-cell table:style-name="Table6.C19" office:value-type="string"><text:p text:style-name="P50">Jorn Tillmanns</text:p></table:table-cell><table:table-cell table:style-name="Table6.D19" office:value-type="string"><text:p text:style-name="P50">45</text:p></table:table-cell><table:table-cell table:style-name="Table6.E19" office:value-type="string"><text:p text:style-name="P50">45</text:p></table:table-cell><table:table-cell table:style-name="Table6.F19" office:value-type="string"><text:p text:style-name="P50">0</text:p></table:table-cell><table:table-cell table:style-name="Table6.G19" office:value-type="string"><text:p text:style-name="P50">45</text:p></table:table-cell><table:table-cell table:style-name="Table6.H19" office:value-type="string"><text:p text:style-name="P14"/></table:table-cell><table:table-cell table:style-name="Table6.I19" office:value-type="string"><text:p text:style-name="P14"/></table:table-cell></table:table-row><table:table-row table:style-name="Table6.4"><table:table-cell table:style-name="Table6.A20" office:value-type="string"><text:p text:style-name="P61">M-017</text:p></table:table-cell><table:table-cell table:style-name="Table6.B20" office:value-type="string"><text:p text:style-name="P21">Start Implementation Math</text:p></table:table-cell><table:table-cell table:style-name="Table6.C20" office:value-type="string"><text:p text:style-name="P21">Andrea Bottoli</text:p></table:table-cell><table:table-cell table:style-name="Table6.D20" office:value-type="string"><text:p text:style-name="P21">45</text:p></table:table-cell><table:table-cell table:style-name="Table6.E20" office:value-type="string"><text:p text:style-name="P21">46</text:p></table:table-cell><table:table-cell table:style-name="Table6.F20" office:value-type="string"><text:p text:style-name="P30">1</text:p></table:table-cell><table:table-cell table:style-name="Table6.G20" office:value-type="string"><text:p text:style-name="P21">45</text:p></table:table-cell><table:table-cell table:style-name="Table6.H20" office:value-type="string"><text:p text:style-name="P14"/></table:table-cell><table:table-cell table:style-name="Table6.I20" office:value-type="string"><text:p text:style-name="P14"/></table:table-cell></table:table-row><table:table-row table:style-name="Table6.4"><table:table-cell table:style-name="Table6.A21" office:value-type="string"><text:p text:style-name="P63">M-018</text:p></table:table-cell><table:table-cell table:style-name="Table6.B21" office:value-type="string"><text:p text:style-name="P32">Test Parser</text:p></table:table-cell><table:table-cell table:style-name="Table6.C21" office:value-type="string"><text:p text:style-name="P32">Miraldi Fifo</text:p></table:table-cell><table:table-cell table:style-name="Table6.D21" office:value-type="string"><text:p text:style-name="P32">46</text:p></table:table-cell><table:table-cell table:style-name="Table6.E21" office:value-type="string"><text:p text:style-name="P32">4<text:span text:style-name="T9">7</text:span></text:p></table:table-cell><table:table-cell table:style-name="Table6.F21" office:value-type="string"><text:p text:style-name="P34">0</text:p></table:table-cell><table:table-cell table:style-name="Table6.G21" office:value-type="string"><text:p text:style-name="P32">4<text:span text:style-name="T9">6</text:span></text:p></table:table-cell><table:table-cell table:style-name="Table6.H21" office:value-type="string"><text:p text:style-name="P14"/></table:table-cell><table:table-cell table:style-name="Table6.I21" office:value-type="string"><text:p text:style-name="P14"/></table:table-cell></table:table-row><table:table-row table:style-name="Table6.4"><table:table-cell table:style-name="Table6.A22" office:value-type="string"><text:p text:style-name="P62">M-01<text:span text:style-name="T7">9</text:span></text:p></table:table-cell><table:table-cell table:style-name="Table6.B22" office:value-type="string"><text:p text:style-name="P32">Test Classes alpha prot.</text:p></table:table-cell><table:table-cell table:style-name="Table6.C22" office:value-type="string"><text:p text:style-name="P32">Miraldi Fifo</text:p></table:table-cell><table:table-cell table:style-name="Table6.D22" office:value-type="string"><text:p text:style-name="P32">46</text:p></table:table-cell><table:table-cell table:style-name="Table6.E22" office:value-type="string"><text:p text:style-name="P32">47</text:p></table:table-cell><table:table-cell table:style-name="Table6.F22" office:value-type="string"><text:p text:style-name="P34">0</text:p></table:table-cell><table:table-cell table:style-name="Table6.G22" office:value-type="string"><text:p text:style-name="P32">4<text:span text:style-name="T9">6</text:span></text:p></table:table-cell><table:table-cell table:style-name="Table6.H22" office:value-type="string"><text:p text:style-name="P14"/></table:table-cell><table:table-cell table:style-name="Table6.I22" office:value-type="string"><text:p text:style-name="P14"/></table:table-cell></table:table-row><table:table-row table:style-name="Table6.4"><table:table-cell table:style-name="Table6.A28" office:value-type="string"><text:p text:style-name="P62">M-0<text:span text:style-name="T7">20</text:span></text:p></table:table-cell><table:table-cell table:style-name="Table6.B28" office:value-type="string"><text:p text:style-name="P32">Alpha prototype</text:p></table:table-cell><table:table-cell table:style-name="Table6.C28" office:value-type="string"><text:p text:style-name="P34">All</text:p></table:table-cell><table:table-cell table:style-name="Table6.D28" office:value-type="string"><text:p text:style-name="P32">46</text:p></table:table-cell><table:table-cell table:style-name="Table6.E28" office:value-type="string"><text:p text:style-name="P32">4<text:span text:style-name="T9">8</text:span></text:p></table:table-cell><table:table-cell table:style-name="Table6.F28" office:value-type="string"><text:p text:style-name="P34">2</text:p></table:table-cell><table:table-cell table:style-name="Table6.G28" office:value-type="string"><text:p text:style-name="P32">4<text:span text:style-name="T9">6</text:span>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64">M-021</text:p></table:table-cell><table:table-cell table:style-name="Table6.B28" office:value-type="string"><text:p text:style-name="P34">Requirements Gathering</text:p></table:table-cell><table:table-cell table:style-name="Table6.C28" office:value-type="string"><text:p text:style-name="P34">Andrea Bottoli</text:p></table:table-cell><table:table-cell table:style-name="Table6.D28" office:value-type="string"><text:p text:style-name="P34">47</text:p></table:table-cell><table:table-cell table:style-name="Table6.E28" office:value-type="string"><text:p text:style-name="P34">47</text:p></table:table-cell><table:table-cell table:style-name="Table6.F28" office:value-type="string"><text:p text:style-name="P34">0</text:p></table:table-cell><table:table-cell table:style-name="Table6.G28" office:value-type="string"><text:p text:style-name="P34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64">M-022</text:p></table:table-cell><table:table-cell table:style-name="Table6.B28" office:value-type="string"><text:p text:style-name="P34">Update Design Doc.</text:p></table:table-cell><table:table-cell table:style-name="Table6.C28" office:value-type="string"><text:p text:style-name="P34">Andrea Bottoli</text:p></table:table-cell><table:table-cell table:style-name="Table6.D28" office:value-type="string"><text:p text:style-name="P34">47</text:p></table:table-cell><table:table-cell table:style-name="Table6.E28" office:value-type="string"><text:p text:style-name="P34">48</text:p></table:table-cell><table:table-cell table:style-name="Table6.F28" office:value-type="string"><text:p text:style-name="P34">1</text:p></table:table-cell><table:table-cell table:style-name="Table6.G28" office:value-type="string"><text:p text:style-name="P34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64">M-023</text:p></table:table-cell><table:table-cell table:style-name="Table6.B28" office:value-type="string"><text:p text:style-name="P34">Update Requirem. Doc.</text:p></table:table-cell><table:table-cell table:style-name="Table6.C28" office:value-type="string"><text:p text:style-name="P34">Dzana Kujan</text:p></table:table-cell><table:table-cell table:style-name="Table6.D28" office:value-type="string"><text:p text:style-name="P34">47</text:p></table:table-cell><table:table-cell table:style-name="Table6.E28" office:value-type="string"><text:p text:style-name="P34">48</text:p></table:table-cell><table:table-cell table:style-name="Table6.F28" office:value-type="string"><text:p text:style-name="P34">1</text:p></table:table-cell><table:table-cell table:style-name="Table6.G28" office:value-type="string"><text:p text:style-name="P34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64">M-024</text:p></table:table-cell><table:table-cell table:style-name="Table6.B28" office:value-type="string"><text:p text:style-name="P34">Finalize Math Engine</text:p></table:table-cell><table:table-cell table:style-name="Table6.C28" office:value-type="string"><text:p text:style-name="P34">Lorenzo Pagliari</text:p></table:table-cell><table:table-cell table:style-name="Table6.D28" office:value-type="string"><text:p text:style-name="P34">48</text:p></table:table-cell><table:table-cell table:style-name="Table6.E28" office:value-type="string"><text:p text:style-name="P34">49</text:p></table:table-cell><table:table-cell table:style-name="Table6.F28" office:value-type="string"><text:p text:style-name="P34">2</text:p></table:table-cell><table:table-cell table:style-name="Table6.G28" office:value-type="string"><text:p text:style-name="P34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64">M-025</text:p></table:table-cell><table:table-cell table:style-name="Table6.B28" office:value-type="string"><text:p text:style-name="P34">Web Design</text:p></table:table-cell><table:table-cell table:style-name="Table6.C28" office:value-type="string"><text:p text:style-name="P34">Miraldi Fifo</text:p></table:table-cell><table:table-cell table:style-name="Table6.D28" office:value-type="string"><text:p text:style-name="P34">48</text:p></table:table-cell><table:table-cell table:style-name="Table6.E28" office:value-type="string"><text:p text:style-name="P34">49</text:p></table:table-cell><table:table-cell table:style-name="Table6.F28" office:value-type="string"><text:p text:style-name="P34">2</text:p></table:table-cell><table:table-cell table:style-name="Table6.G28" office:value-type="string"><text:p text:style-name="P34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9" office:value-type="string"><text:p text:style-name="P64">M-026</text:p></table:table-cell><table:table-cell table:style-name="Table6.B29" office:value-type="string"><text:p text:style-name="P34">Beta Prototype</text:p></table:table-cell><table:table-cell table:style-name="Table6.C29" office:value-type="string"><text:p text:style-name="P34">All</text:p></table:table-cell><table:table-cell table:style-name="Table6.D29" office:value-type="string"><text:p text:style-name="P34">50</text:p></table:table-cell><table:table-cell table:style-name="Table6.E29" office:value-type="string"><text:p text:style-name="P34">51</text:p></table:table-cell><table:table-cell table:style-name="Table6.F29" office:value-type="string"><text:p text:style-name="P34">1</text:p></table:table-cell><table:table-cell table:style-name="Table6.G29" office:value-type="string"><text:p text:style-name="P34">47</text:p></table:table-cell><table:table-cell table:style-name="Table6.H29" office:value-type="string"><text:p text:style-name="P14"/></table:table-cell><table:table-cell table:style-name="Table6.I29" office:value-type="string"><text:p text:style-name="P14"/></table:table-cell></table:table-row></table:table></draw:text-box></draw:frame></text:p>
      <text:p text:style-name="P13"/>
      <text:p text:style-name="P36">Working Hours</text:p>
      <text:p text:style-name="P13"/>
      <table:table table:name="Table7" table:style-name="Table7">
        <table:table-column table:style-name="Table7.A"/>
        <table:table-column table:style-name="Table7.B" table:number-columns-repeated="6"/>
        <table:table-column table:style-name="Table7.H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4">42</text:span></text:p>
          </table:table-cell>
          <table:table-cell table:style-name="Table7.B1" office:value-type="string">
            <text:p text:style-name="P7">W<text:span text:style-name="T4">43</text:span></text:p>
          </table:table-cell>
          <table:table-cell table:style-name="Table7.B1" office:value-type="string">
            <text:p text:style-name="P8">W<text:span text:style-name="T4">4</text:span><text:span text:style-name="T5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H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40">Andrea Bottoli</text:p>
          </table:table-cell>
          <table:table-cell table:style-name="Table7.B9" office:value-type="string">
            <text:p text:style-name="P41">11</text:p>
          </table:table-cell>
          <table:table-cell table:style-name="Table7.C2" office:value-type="string">
            <text:p text:style-name="P41">40</text:p>
          </table:table-cell>
          <table:table-cell table:style-name="Table7.D2" office:value-type="string">
            <text:p text:style-name="P42">50</text:p>
          </table:table-cell>
          <table:table-cell table:style-name="Table7.E2" office:value-type="string">
            <text:p text:style-name="P43">45</text:p>
          </table:table-cell>
          <table:table-cell table:style-name="Table7.F2" office:value-type="string">
            <text:p text:style-name="P46">47</text:p>
          </table:table-cell>
          <table:table-cell table:style-name="Table7.G2" office:value-type="string">
            <text:p text:style-name="P69">68</text:p>
          </table:table-cell>
          <table:table-cell table:style-name="Table7.H2" office:value-type="string">
            <text:p text:style-name="P70">261</text:p>
          </table:table-cell>
        </table:table-row>
        <table:table-row table:style-name="Table7.2">
          <table:table-cell table:style-name="Table7.A9" office:value-type="string">
            <text:p text:style-name="P40">Lorenzo Pagliari</text:p>
          </table:table-cell>
          <table:table-cell table:style-name="Table7.B9" office:value-type="string">
            <text:p text:style-name="P41">10</text:p>
          </table:table-cell>
          <table:table-cell table:style-name="Table7.C3" office:value-type="string">
            <text:p text:style-name="P41">37</text:p>
          </table:table-cell>
          <table:table-cell table:style-name="Table7.D3" office:value-type="string">
            <text:p text:style-name="P42">53</text:p>
          </table:table-cell>
          <table:table-cell table:style-name="Table7.E3" office:value-type="string">
            <text:p text:style-name="P43">51</text:p>
          </table:table-cell>
          <table:table-cell table:style-name="Table7.F3" office:value-type="string">
            <text:p text:style-name="P46">46</text:p>
          </table:table-cell>
          <table:table-cell table:style-name="Table7.G3" office:value-type="string">
            <text:p text:style-name="P69">57</text:p>
          </table:table-cell>
          <table:table-cell table:style-name="Table7.H2" office:value-type="string">
            <text:p text:style-name="P70">254</text:p>
          </table:table-cell>
        </table:table-row>
        <table:table-row table:style-name="Table7.2">
          <table:table-cell table:style-name="Table7.A9" office:value-type="string">
            <text:p text:style-name="P40">Dzana Kujan</text:p>
          </table:table-cell>
          <table:table-cell table:style-name="Table7.B9" office:value-type="string">
            <text:p text:style-name="P41">9</text:p>
          </table:table-cell>
          <table:table-cell table:style-name="Table7.C4" office:value-type="string">
            <text:p text:style-name="P41">36</text:p>
          </table:table-cell>
          <table:table-cell table:style-name="Table7.D4" office:value-type="string">
            <text:p text:style-name="P42">43</text:p>
          </table:table-cell>
          <table:table-cell table:style-name="Table7.E4" office:value-type="string">
            <text:p text:style-name="P43">36</text:p>
          </table:table-cell>
          <table:table-cell table:style-name="Table7.F4" office:value-type="string">
            <text:p text:style-name="P46">27</text:p>
          </table:table-cell>
          <table:table-cell table:style-name="Table7.G4" office:value-type="string">
            <text:p text:style-name="P69">36</text:p>
          </table:table-cell>
          <table:table-cell table:style-name="Table7.H2" office:value-type="string">
            <text:p text:style-name="P47">1<text:span text:style-name="T12">87</text:span></text:p>
          </table:table-cell>
        </table:table-row>
        <table:table-row table:style-name="Table7.2">
          <table:table-cell table:style-name="Table7.A9" office:value-type="string">
            <text:p text:style-name="P40">Marko Brcic</text:p>
          </table:table-cell>
          <table:table-cell table:style-name="Table7.B9" office:value-type="string">
            <text:p text:style-name="P41">11</text:p>
          </table:table-cell>
          <table:table-cell table:style-name="Table7.C5" office:value-type="string">
            <text:p text:style-name="P41">40</text:p>
          </table:table-cell>
          <table:table-cell table:style-name="Table7.D5" office:value-type="string">
            <text:p text:style-name="P42">54</text:p>
          </table:table-cell>
          <table:table-cell table:style-name="Table7.E5" office:value-type="string">
            <text:p text:style-name="P43">60</text:p>
          </table:table-cell>
          <table:table-cell table:style-name="Table7.F5" office:value-type="string">
            <text:p text:style-name="P46">28</text:p>
          </table:table-cell>
          <table:table-cell table:style-name="Table7.G5" office:value-type="string">
            <text:p text:style-name="P69">36</text:p>
          </table:table-cell>
          <table:table-cell table:style-name="Table7.H2" office:value-type="string">
            <text:p text:style-name="P70">229</text:p>
          </table:table-cell>
        </table:table-row>
        <table:table-row table:style-name="Table7.2">
          <table:table-cell table:style-name="Table7.A9" office:value-type="string">
            <text:p text:style-name="P40">Jorn Tillmanns</text:p>
          </table:table-cell>
          <table:table-cell table:style-name="Table7.B9" office:value-type="string">
            <text:p text:style-name="P41">9</text:p>
          </table:table-cell>
          <table:table-cell table:style-name="Table7.C6" office:value-type="string">
            <text:p text:style-name="P41">37</text:p>
          </table:table-cell>
          <table:table-cell table:style-name="Table7.D6" office:value-type="string">
            <text:p text:style-name="P42">51</text:p>
          </table:table-cell>
          <table:table-cell table:style-name="Table7.E6" office:value-type="string">
            <text:p text:style-name="P43">43</text:p>
          </table:table-cell>
          <table:table-cell table:style-name="Table7.F6" office:value-type="string">
            <text:p text:style-name="P46">20</text:p>
          </table:table-cell>
          <table:table-cell table:style-name="Table7.G6" office:value-type="string">
            <text:p text:style-name="P69">13</text:p>
          </table:table-cell>
          <table:table-cell table:style-name="Table7.H2" office:value-type="string">
            <text:p text:style-name="P47">1<text:span text:style-name="T12">73</text:span></text:p>
          </table:table-cell>
        </table:table-row>
        <table:table-row table:style-name="Table7.2">
          <table:table-cell table:style-name="Table7.A9" office:value-type="string">
            <text:p text:style-name="P40">Nikola Radisavljevic</text:p>
          </table:table-cell>
          <table:table-cell table:style-name="Table7.B9" office:value-type="string">
            <text:p text:style-name="P41">9</text:p>
          </table:table-cell>
          <table:table-cell table:style-name="Table7.C7" office:value-type="string">
            <text:p text:style-name="P41">37</text:p>
          </table:table-cell>
          <table:table-cell table:style-name="Table7.D7" office:value-type="string">
            <text:p text:style-name="P42">45</text:p>
          </table:table-cell>
          <table:table-cell table:style-name="Table7.E7" office:value-type="string">
            <text:p text:style-name="P43">36</text:p>
          </table:table-cell>
          <table:table-cell table:style-name="Table7.F7" office:value-type="string">
            <text:p text:style-name="P46">26</text:p>
          </table:table-cell>
          <table:table-cell table:style-name="Table7.G7" office:value-type="string">
            <text:p text:style-name="P69">35</text:p>
          </table:table-cell>
          <table:table-cell table:style-name="Table7.H2" office:value-type="string">
            <text:p text:style-name="P47">1<text:span text:style-name="T12">88</text:span></text:p>
          </table:table-cell>
        </table:table-row>
        <table:table-row table:style-name="Table7.2">
          <table:table-cell table:style-name="Table7.A9" office:value-type="string">
            <text:p text:style-name="P40">Miraldi Fifo</text:p>
          </table:table-cell>
          <table:table-cell table:style-name="Table7.B9" office:value-type="string">
            <text:p text:style-name="P41">9</text:p>
          </table:table-cell>
          <table:table-cell table:style-name="Table7.C8" office:value-type="string">
            <text:p text:style-name="P41">38</text:p>
          </table:table-cell>
          <table:table-cell table:style-name="Table7.D8" office:value-type="string">
            <text:p text:style-name="P42">45</text:p>
          </table:table-cell>
          <table:table-cell table:style-name="Table7.E8" office:value-type="string">
            <text:p text:style-name="P43">35</text:p>
          </table:table-cell>
          <table:table-cell table:style-name="Table7.F8" office:value-type="string">
            <text:p text:style-name="P46">16</text:p>
          </table:table-cell>
          <table:table-cell table:style-name="Table7.G8" office:value-type="string">
            <text:p text:style-name="P69">28</text:p>
          </table:table-cell>
          <table:table-cell table:style-name="Table7.H2" office:value-type="string">
            <text:p text:style-name="P47">1<text:span text:style-name="T12">71</text:span></text:p>
          </table:table-cell>
        </table:table-row>
        <table:table-row table:style-name="Table7.2">
          <table:table-cell table:style-name="Table7.A9" office:value-type="string">
            <text:p text:style-name="P44">Ghazal<text:span text:style-name="T6">eh</text:span> Shojaee</text:p>
          </table:table-cell>
          <table:table-cell table:style-name="Table7.B9" office:value-type="string">
            <text:p text:style-name="P45">-</text:p>
          </table:table-cell>
          <table:table-cell table:style-name="Table7.C9" office:value-type="string">
            <text:p text:style-name="P45">-</text:p>
          </table:table-cell>
          <table:table-cell table:style-name="Table7.D9" office:value-type="string">
            <text:p text:style-name="P42">53</text:p>
          </table:table-cell>
          <table:table-cell table:style-name="Table7.E9" office:value-type="string">
            <text:p text:style-name="P43">13</text:p>
          </table:table-cell>
          <table:table-cell table:style-name="Table7.F9" office:value-type="string">
            <text:p text:style-name="P72"><text:span text:style-name="T13">32</text:span></text:p>
          </table:table-cell>
          <table:table-cell table:style-name="Table7.G9" office:value-type="string">
            <text:p text:style-name="P71"><text:span text:style-name="T13">26</text:span></text:p>
          </table:table-cell>
          <table:table-cell table:style-name="Table7.H2" office:value-type="string">
            <text:p text:style-name="P47"><text:span text:style-name="T13">12</text:span><text:span text:style-name="T12">4</text:span>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41">68</text:p>
          </table:table-cell>
          <table:table-cell table:style-name="Table7.B10" office:value-type="string">
            <text:p text:style-name="P39">2<text:span text:style-name="T4">65</text:span></text:p>
          </table:table-cell>
          <table:table-cell table:style-name="Table7.B10" office:value-type="string">
            <text:p text:style-name="P42">394</text:p>
          </table:table-cell>
          <table:table-cell table:style-name="Table7.B10" office:value-type="string">
            <text:p text:style-name="P43">319</text:p>
          </table:table-cell>
          <table:table-cell table:style-name="Table7.B10" office:value-type="string">
            <text:p text:style-name="P46">2<text:span text:style-name="T13">42</text:span></text:p>
          </table:table-cell>
          <table:table-cell table:style-name="Table7.B10" office:value-type="string">
            <text:p text:style-name="P69">2<text:span text:style-name="T13">99</text:span></text:p>
          </table:table-cell>
          <table:table-cell table:style-name="Table7.H10" office:value-type="string">
            <text:p text:style-name="P46">1<text:span text:style-name="T12">5</text:span><text:span text:style-name="T13">8</text:span><text:span text:style-name="T12">7</text:span>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27T22:05:31.97</dc:date>
    <meta:print-date>1998-10-09T11:53:00</meta:print-date>
    <meta:editing-cycles>37</meta:editing-cycles>
    <meta:editing-duration>PT4H32M4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473" meta:word-count="1052" meta:character-count="5787" meta:non-whitespace-character-count="5211"/>
  </office:meta>
</office:document-meta>
</file>